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Long_20_Dot" svg:stroke-width="0.035cm" draw:marker-start-width="0.252cm" draw:marker-end-width="0.252cm" draw:textarea-horizontal-align="justify" draw:textarea-vertical-align="middle" draw:auto-grow-height="false" fo:min-height="2.716cm" fo:min-width="4.8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2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19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32cm" fo:min-width="3.37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2cm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solid" draw:stroke-dash="Long_20_Dot" svg:stroke-width="0.035cm" svg:stroke-color="#e6e905" draw:marker-start-width="0.252cm" draw:marker-end-width="0.252cm" draw:fill-color="#ffff6d" draw:textarea-horizontal-align="justify" draw:textarea-vertical-align="middle" draw:auto-grow-height="false" fo:min-height="2.716cm" fo:min-width="4.8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2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32cm" fo:min-width="2.99cm" fo:padding-top="0.142cm" fo:padding-bottom="0.142cm" fo:padding-left="0.267cm" fo:padding-right="0.267cm"/>
      <style:paragraph-properties style:writing-mode="lr-tb"/>
    </style:style>
    <style:style style:name="gr10" style:family="graphic" style:parent-style-name="objectwithoutfill">
      <style:graphic-properties draw:stroke="solid" svg:stroke-width="0.035cm" svg:stroke-color="#000000" draw:marker-start="Arrow" draw:marker-start-width="0.352cm" draw:marker-end="Arrow" draw:marker-end-width="0.352cm" draw:fill="solid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000000" draw:marker-start="" draw:marker-start-width="0.352cm" draw:marker-end="Arrow" draw:marker-end-width="0.352cm" draw:fill="solid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text-properties fo:font-style="italic"/>
    </style:style>
    <style:style style:name="P6" style:family="paragraph">
      <loext:graphic-properties draw:fill="none" draw:fill-color="#ffffff"/>
      <style:paragraph-properties style:writing-mode="lr-tb"/>
      <style:text-properties fo:font-style="italic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-color="#ffff6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5.334cm" svg:height="3cm" svg:x="8.093cm" svg:y="4.829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" draw:id="id1" draw:layer="layout" svg:width="5.396cm" svg:height="0.962cm" svg:x="2.062cm" svg:y="6.339cm">
          <draw:text-box>
            <text:p>Audio In (Analog)</text:p>
          </draw:text-box>
        </draw:frame>
        <draw:frame draw:style-name="gr3" draw:text-style-name="P2" xml:id="id3" draw:id="id3" draw:layer="layout" svg:width="5.891cm" svg:height="0.962cm" svg:x="14.162cm" svg:y="6.335cm">
          <draw:text-box>
            <text:p>Audio Out (Analog)</text:p>
          </draw:text-box>
        </draw:frame>
        <draw:custom-shape draw:style-name="gr4" draw:text-style-name="P4" xml:id="id2" draw:id="id2" draw:layer="layout" svg:width="3.904cm" svg:height="1.016cm" svg:x="8.842cm" svg:y="6.308cm">
          <text:p text:style-name="P3">SGTL 5000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2" xml:id="id8" draw:id="id8" draw:layer="layout" svg:width="8.702cm" svg:height="0.962cm" svg:x="14.466cm" svg:y="1.348cm">
          <draw:text-box>
            <text:p>USB (Prog + UART + Power)</text:p>
          </draw:text-box>
        </draw:frame>
        <draw:frame draw:style-name="gr2" draw:text-style-name="P2" xml:id="id4" draw:id="id4" draw:layer="layout" svg:width="6.983cm" svg:height="0.962cm" svg:x="0.302cm" svg:y="1.833cm">
          <draw:text-box>
            <text:p>Analog and Digital I/Os</text:p>
          </draw:text-box>
        </draw:frame>
        <draw:frame draw:style-name="gr5" draw:text-style-name="P6" draw:layer="layout" svg:width="4.054cm" svg:height="0.962cm" svg:x="8.154cm" svg:y="4.971cm">
          <draw:text-box>
            <text:p text:style-name="P5">Audio Shield</text:p>
          </draw:text-box>
        </draw:frame>
        <draw:connector draw:style-name="gr6" draw:text-style-name="P7" draw:layer="layout" svg:x1="7.458cm" svg:y1="6.82cm" svg:x2="8.842cm" svg:y2="6.816cm" draw:start-shape="id1" draw:start-glue-point="1" draw:end-shape="id2" draw:end-glue-point="5" svg:d="M7458 6820h683v-4h701" svg:viewBox="0 0 1385 5">
          <text:p/>
        </draw:connector>
        <draw:connector draw:style-name="gr6" draw:text-style-name="P7" draw:layer="layout" svg:x1="12.746cm" svg:y1="6.816cm" svg:x2="14.162cm" svg:y2="6.816cm" draw:start-shape="id2" draw:start-glue-point="7" draw:end-shape="id3" draw:end-glue-point="3" svg:d="M12746 6816h1416" svg:viewBox="0 0 1417 1">
          <text:p/>
        </draw:connector>
        <draw:custom-shape draw:style-name="gr7" draw:text-style-name="P8" xml:id="id6" draw:id="id6" draw:layer="layout" svg:width="5.334cm" svg:height="3cm" svg:x="8.093cm" svg:y="0.329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.521cm" svg:height="0.962cm" svg:x="8.154cm" svg:y="0.471cm">
          <draw:text-box>
            <text:p text:style-name="P5">Teensy</text:p>
          </draw:text-box>
        </draw:frame>
        <draw:custom-shape draw:style-name="gr9" draw:text-style-name="P4" xml:id="id5" draw:id="id5" draw:layer="layout" svg:width="3.524cm" svg:height="1.016cm" svg:x="8.987cm" svg:y="1.806cm">
          <text:p text:style-name="P3">Cortex M7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7" draw:layer="layout" svg:x1="7.285cm" svg:y1="2.314cm" svg:x2="8.987cm" svg:y2="2.314cm" draw:start-shape="id4" draw:start-glue-point="1" draw:end-shape="id5" draw:end-glue-point="5" svg:d="M7285 2314h1702" svg:viewBox="0 0 1703 1">
          <text:p/>
        </draw:connector>
        <draw:connector draw:style-name="gr10" draw:text-style-name="P7" draw:layer="layout" svg:x1="10.76cm" svg:y1="3.329cm" svg:x2="10.76cm" svg:y2="4.829cm" draw:start-shape="id6" draw:start-glue-point="2" draw:end-shape="id7" draw:end-glue-point="0" svg:d="M10760 3329v1500" svg:viewBox="0 0 1 1501">
          <text:p/>
        </draw:connector>
        <draw:connector draw:style-name="gr11" draw:text-style-name="P7" draw:layer="layout" svg:x1="14.466cm" svg:y1="1.829cm" svg:x2="13.427cm" svg:y2="1.829cm" draw:start-shape="id8" draw:start-glue-point="3" draw:end-shape="id6" draw:end-glue-point="1" svg:d="M14466 1829h-1039" svg:viewBox="0 0 1040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3.495cm" fo:page-height="8.25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6T08:50:04.453039766</meta:creation-date>
    <dc:date>2022-09-23T16:57:55.103534758</dc:date>
    <meta:editing-duration>PT23M3S</meta:editing-duration>
    <meta:editing-cycles>5</meta:editing-cycles>
    <meta:generator>LibreOffice/6.4.7.2$Linux_X86_64 LibreOffice_project/40$Build-2</meta:generator>
    <meta:document-statistic meta:object-count="15"/>
  </office:meta>
</office:document-meta>
</file>